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a88e7" officeooo:paragraph-rsid="000a88e7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0a88e7" officeooo:paragraph-rsid="000a88e7"/>
    </style:style>
    <style:style style:name="P5" style:family="paragraph" style:parent-style-name="Text_20_body" style:list-style-name="L1">
      <style:paragraph-properties fo:text-align="start" style:justify-single-word="false" fo:break-before="page"/>
      <style:text-properties officeooo:rsid="000a88e7" officeooo:paragraph-rsid="000a88e7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0a88e7" officeooo:paragraph-rsid="000a88e7"/>
    </style:style>
    <style:style style:name="P7" style:family="paragraph" style:parent-style-name="Text_20_body" style:list-style-name="L2">
      <style:paragraph-properties fo:text-align="start" style:justify-single-word="false"/>
      <style:text-properties officeooo:rsid="000a88e7" officeooo:paragraph-rsid="000c9a43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0a88e7" officeooo:paragraph-rsid="000a88e7" style:font-weight-asian="bold" style:font-weight-complex="bold"/>
    </style:style>
    <style:style style:name="P9" style:family="paragraph" style:parent-style-name="Text_20_body" style:list-style-name="L2">
      <style:paragraph-properties fo:text-align="start" style:justify-single-word="false"/>
      <style:text-properties style:text-underline-style="none" fo:font-weight="normal" officeooo:rsid="000a88e7" officeooo:paragraph-rsid="000a88e7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officeooo:rsid="000c30ba"/>
    </style:style>
    <style:style style:name="T4" style:family="text">
      <style:text-properties officeooo:rsid="000c9a4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ÉCONOMIE</text:h>
      <text:p text:style-name="P2"/>
      <text:p text:style-name="P3">Évolution du japon de l’après guerre à aujourd’hui</text:p>
      <text:p text:style-name="P3"/>
      <text:p text:style-name="P3"><text:span text:style-name="T1">1945 - 1956 → éco jap retrouve son niveau d’avant guerre</text:span> </text:p>
      <text:list xml:id="list714415994" text:style-name="L1">
        <text:list-item>
          <text:p text:style-name="P4">1945 : fin de l’empire colonial et début de l’occupation américaine</text:p>
          <text:list>
            <text:list-item>
              <text:p text:style-name="P4">système d’avant guerre donnait beaucoup de liberté aux entreprises privées</text:p>
            </text:list-item>
            <text:list-item>
              <text:p text:style-name="P4">mobilisation générale (1938) → renforcement du contrôle de l’état sur l’éco → concentrée vers l’effort de guerre …</text:p>
              <text:list>
                <text:list-item>
                  <text:p text:style-name="P4">ex : Secteur de l’électricité : bouleversement qui illustre la mainmise grandissante de l’État → compagnies privées fusionnent en une grande org gérée par l’état</text:p>
                </text:list-item>
                <text:list-item>
                  <text:p text:style-name="P4">Nationalisation des grandes entreprises → concerne ± tous les grands domaines nécessaires à l’effort de guerre</text:p>
                </text:list-item>
              </text:list>
            </text:list-item>
            <text:list-item>
              <text:p text:style-name="P4">Zaibatsu : grands conglomérats industriels contrôlés par une seule grande famille </text:p>
              <text:list>
                <text:list-item>
                  <text:p text:style-name="P4">détenaient environ 40% des capitaux à la fin de la guerre </text:p>
                </text:list-item>
                <text:list-item>
                  <text:p text:style-name="P4">→ à partir de 1945 : tentative de les démanteler mitigée par les US afin de conserver une puissance économique (Keiretsu ?) </text:p>
                </text:list-item>
              </text:list>
            </text:list-item>
            <text:list-item>
              <text:p text:style-name="P4">Réformes agraires assez douloureuses pour les paysans</text:p>
              <text:list>
                <text:list-item>
                  <text:p text:style-name="P4">Confiscation des terres aux propriétaires non-exploitants</text:p>
                </text:list-item>
                <text:list-item>
                  <text:p text:style-name="P4">Propriétaires exploitants pouvaient conserver seulement 3~4 hectares</text:p>
                </text:list-item>
                <text:list-item>
                  <text:p text:style-name="P4">→ but de redonner les terres aux paysans qui la travaillent</text:p>
                </text:list-item>
                <text:list-item>
                  <text:p text:style-name="P4">→ fait ré-émerger une classe moyenne paysanne, </text:p>
                </text:list-item>
                <text:list-item>
                  <text:p text:style-name="P4">→ réduit la dépendance alimentaire </text:p>
                </text:list-item>
                <text:list-item>
                  <text:p text:style-name="P4">mais extrême « morcellement » des terres : coûts d’exploitation élevés</text:p>
                  <text:list>
                    <text:list-item>
                      <text:p text:style-name="P4">→ pousse l’État à intervenir plus pour aider les agriculteurs</text:p>
                    </text:list-item>
                  </text:list>
                </text:list-item>
              </text:list>
            </text:list-item>
            <text:list-item>
              <text:p text:style-name="P4">Réformes démocratiques diverses </text:p>
              <text:list>
                <text:list-item>
                  <text:p text:style-name="P4">droit de vote pour les femmes</text:p>
                </text:list-item>
                <text:list-item>
                  <text:p text:style-name="P4">éducation</text:p>
                </text:list-item>
                <text:list-item>
                  <text:p text:style-name="P4">Liberté d’association syndicale </text:p>
                  <text:list>
                    <text:list-item>
                      <text:p text:style-name="P4">en 1948, ~= 50 % des travailleurs font partie d’un syndicat</text:p>
                    </text:list-item>
                  </text:list>
                </text:list-item>
                <text:list-item>
                  <text:p text:style-name="P4">→ Augmentation de la participation directe des citoyens dans l’économie du pays</text:p>
                  <text:p text:style-name="P5"/>
                </text:list-item>
              </text:list>
            </text:list-item>
          </text:list>
        </text:list-item>
        <text:list-item>
          <text:p text:style-name="P4">Reconstruction :</text:p>
          <text:list>
            <text:list-item>
              <text:p text:style-name="P4">Japon en mauvais état</text:p>
              <text:list>
                <text:list-item>
                  <text:p text:style-name="P4">Bombardements (villes détruites à 40 %, 1/4 des usines détruites…)</text:p>
                </text:list-item>
                <text:list-item>
                  <text:p text:style-name="P4"><text:s/>Hiroshima/Nagasaki</text:p>
                </text:list-item>
                <text:list-item>
                  <text:p text:style-name="P4">1946 : Taux de production ~= 1/7 de ce qu’il était</text:p>
                </text:list-item>
                <text:list-item>
                  <text:p text:style-name="P4">amputé de ses colonies pour l’approvisionnement (en matière 1eres industrielles)</text:p>
                  <text:list>
                    <text:list-item>
                      <text:p text:style-name="P4">Keisaseishanhoshiki ? = Système de production prioritaire</text:p>
                      <text:list>
                        <text:list-item>
                          <text:p text:style-name="P4">Charbon et métallurgie → deux domaines prioritaires</text:p>
                        </text:list-item>
                      </text:list>
                    </text:list-item>
                  </text:list>
                </text:list-item>
                <text:list-item>
                  <text:p text:style-name="P4">...</text:p>
                </text:list-item>
              </text:list>
            </text:list-item>
            <text:list-item>
              <text:p text:style-name="P4">Pays encore très peuplé mais concentré sur une sur surface habitable réduite</text:p>
            </text:list-item>
            <text:list-item>
              <text:p text:style-name="P4">Plan de restructuration (similaire au plan Marshall en Europe)</text:p>
              <text:list>
                <text:list-item>
                  <text:p text:style-name="P4">Aide financière et matérielle</text:p>
                </text:list-item>
                <text:list-item>
                  <text:p text:style-name="P4">but de relancer l’appareil productif</text:p>
                </text:list-item>
              </text:list>
            </text:list-item>
            <text:list-item>
              <text:p text:style-name="P4">Industrie </text:p>
              <text:list>
                <text:list-item>
                  <text:p text:style-name="P4">Avant guerre :</text:p>
                  <text:list>
                    <text:list-item>
                      <text:p text:style-name="P4">centrée sur le Textile (33 % - 1935 ; 7~8 % -1970)</text:p>
                    </text:list-item>
                  </text:list>
                </text:list-item>
                <text:list-item>
                  <text:p text:style-name="P4">Après guerre</text:p>
                  <text:list>
                    <text:list-item>
                      <text:p text:style-name="P4">+ centrée sur l’industrie lourde + automobi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1947 : création d’un système bancaire sur crédit pour la reconstruction</text:p>
          <text:list>
            <text:list-item>
              <text:p text:style-name="P4">→ Dévaluation de la monnaie → déflation</text:p>
            </text:list-item>
          </text:list>
        </text:list-item>
        <text:list-item>
          <text:p text:style-name="P4">1946~48 taux d’inflation énorme </text:p>
          <text:list>
            <text:list-item>
              <text:p text:style-name="P4">Prix des logements à Tokyo x8</text:p>
            </text:list-item>
          </text:list>
        </text:list-item>
        <text:list-item>
          <text:p text:style-name="P4">Fin des années 40 : Situation économique assez morose</text:p>
        </text:list-item>
        <text:list-item>
          <text:p text:style-name="P4">1950 : Guerre de Corée</text:p>
          <text:list>
            <text:list-item>
              <text:p text:style-name="P4">Industrie fortement sollicitée pour soutenir l’effort de guerre américain</text:p>
              <text:list>
                <text:list-item>
                  <text:p text:style-name="P4">automobile, matériel, …</text:p>
                </text:list-item>
              </text:list>
            </text:list-item>
          </text:list>
        </text:list-item>
        <text:list-item>
          <text:p text:style-name="P4">1952 : fin de l’occupation </text:p>
        </text:list-item>
        <text:list-item>
          <text:p text:style-name="P4">1953~54 : reprise de l’économie, forte croissance économie</text:p>
          <text:p text:style-name="P4"/>
        </text:list-item>
        <text:list-item>
          <text:p text:style-name="P4"/>
        </text:list-item>
        <text:list-item>
          <text:p text:style-name="P4"/>
        </text:list-item>
      </text:list>
      <text:p text:style-name="P3"><text:soft-page-break/></text:p>
      <text:p text:style-name="P8">1956~1973 : période de croissance économique:</text:p>
      <text:list xml:id="list152133742340934" text:continue-numbering="true" text:style-name="L1">
        <text:list-item>
          <text:p text:style-name="P4">1956 : L’État décrète la fin de la période « d’après-guerre »</text:p>
        </text:list-item>
        <text:list-item>
          <text:p text:style-name="P4">Apparition du « Système de 55 » : ….. ?</text:p>
        </text:list-item>
        <text:list-item>
          <text:p text:style-name="P4">années 1960s : </text:p>
          <text:list>
            <text:list-item>
              <text:p text:style-name="P4">Cabinet du 1<text:span text:style-name="T2">er</text:span> ministre Hayato se donne pour objectif de doubler les revenus de chaque citoyen japonais d’ici la fin des années 60</text:p>
              <text:list>
                <text:list-item>
                  <text:p text:style-name="P4">Revenu x2,3 en 6 ans</text:p>
                </text:list-item>
              </text:list>
            </text:list-item>
            <text:list-item>
              <text:p text:style-name="P4">Transition du charbon vers le pétrole pour la prod électrique dans des proportions démesurées</text:p>
              <text:list>
                <text:list-item>
                  <text:p text:style-name="P4">Secteur de la métallurgie dépendant du charbon </text:p>
                  <text:list>
                    <text:list-item>
                      <text:p text:style-name="P4">→ <text:s/>fait importer son charbon, déclin de l’exploitation sur place</text:p>
                    </text:list-item>
                    <text:list-item>
                      <text:p text:style-name="P4">→ fermeture des mines japonaises</text:p>
                    </text:list-item>
                    <text:list-item>
                      <text:p text:style-name="P4">→ grèves importantes des mineurs</text:p>
                    </text:list-item>
                  </text:list>
                </text:list-item>
              </text:list>
            </text:list-item>
            <text:list-item>
              <text:p text:style-name="P4">Apparition des maladies dues à la pollution </text:p>
              <text:list>
                <text:list-item>
                  <text:p text:style-name="P4">Les cas se multiplient dans les années 50~60</text:p>
                </text:list-item>
                <text:list-item>
                  <text:p text:style-name="P4">ex : Empoisonnement au mercure, ...</text:p>
                </text:list-item>
                <text:list-item>
                  <text:p text:style-name="P4">Gouvernement forcé d’agir et se doit d’adopter des lois face à la pollution</text:p>
                </text:list-item>
              </text:list>
            </text:list-item>
            <text:list-item>
              <text:p text:style-name="P4">Important exode rural </text:p>
              <text:list>
                <text:list-item>
                  <text:p text:style-name="P4">Déplacement des habitants des campagnes vers les villes</text:p>
                </text:list-item>
                <text:list-item>
                  <text:p text:style-name="P4">À partir des années 60 : baisse importante de la population paysanne</text:p>
                  <text:list>
                    <text:list-item>
                      <text:p text:style-name="P4">~15M en 1960</text:p>
                    </text:list-item>
                    <text:list-item>
                      <text:p text:style-name="P4">~10M en 1970</text:p>
                    </text:list-item>
                    <text:list-item>
                      <text:p text:style-name="P4">~4M en 2000</text:p>
                    </text:list-item>
                    <text:list-item>
                      <text:p text:style-name="P4">~2M en 2015</text:p>
                    </text:list-item>
                  </text:list>
                </text:list-item>
              </text:list>
            </text:list-item>
            <text:list-item>
              <text:p text:style-name="P4">Investissement des entreprises passe de + en + par le contrôle des banques depuis la guerre</text:p>
              <text:list>
                <text:list-item>
                  <text:p text:style-name="P4">Système du convoi : taux d’intérêt fixé par le gouvernement</text:p>
                </text:list-item>
                <text:list-item>
                  <text:p text:style-name="P4">→ forme de contrôle du système pour éviter la concurrence</text:p>
                </text:list-item>
                <text:list-item>
                  <text:p text:style-name="P4">1963 : Japon rejoint les pays signataires du GAT :</text:p>
                  <text:list>
                    <text:list-item>
                      <text:p text:style-name="P4">Organisme qui précède l’OMC dans les années 60</text:p>
                    </text:list-item>
                    <text:list-item>
                      <text:p text:style-name="P4">accord multilatéral de libre échange pour faciliter le commerce international (tarifs douaniers, …)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oft-page-break/>Ralentissement économique suite au choc pétrolier (1973~1990)</text:p>
      <text:list text:style-name="L2">
        <text:list-item>
          <text:p text:style-name="P9">Guerre du Kipour + pays de l’OPEP : Augmentation drastique du prix du baril</text:p>
          <text:list>
            <text:list-item>
              <text:p text:style-name="P9">Énorme crise car l’industrie s’était énormément basée sur le pétrole</text:p>
            </text:list-item>
          </text:list>
        </text:list-item>
        <text:list-item>
          <text:p text:style-name="P9">Abandon du syst. De taux fixe en 1973</text:p>
          <text:list>
            <text:list-item>
              <text:p text:style-name="P9">énorme renchérissement du YEN jusqu’en 1979</text:p>
              <text:list>
                <text:list-item>
                  <text:p text:style-name="P9">→ fort impact sur les exportations</text:p>
                </text:list-item>
                <text:list-item>
                  <text:p text:style-name="P9">→ délocalisation des entreprises japonaises vers l’étranger</text:p>
                </text:list-item>
              </text:list>
            </text:list-item>
          </text:list>
        </text:list-item>
        <text:list-item>
          <text:p text:style-name="P9">1974 : croissance négative pour la 1ère fois depuis l’après-guerre</text:p>
          <text:list>
            <text:list-item>
              <text:p text:style-name="P9">hausse du yen a finalement un effet positif : pas subi aussi fort l’augmentation du prix du pétrole</text:p>
            </text:list-item>
            <text:list-item>
              <text:p text:style-name="P9">retour de la croissance petit à petit puis stabilise à environ 4 % jusqu’en 1990 (éclatement de la bulle économique)</text:p>
            </text:list-item>
          </text:list>
        </text:list-item>
        <text:list-item>
          <text:p text:style-name="P6">~1975 : </text:p>
          <text:list>
            <text:list-item>
              <text:p text:style-name="P6">baisse du taux de fécondité</text:p>
              <text:list>
                <text:list-item>
                  <text:p text:style-name="P6">Entrevue du problème de population à venir</text:p>
                </text:list-item>
              </text:list>
            </text:list-item>
            <text:list-item>
              <text:p text:style-name="P6">Tanaka veut être réélu</text:p>
              <text:list>
                <text:list-item>
                  <text:p text:style-name="P6">Promet des réductions fiscales </text:p>
                </text:list-item>
                <text:list-item>
                  <text:p text:style-name="P6">veut baisser les recettes en sachant que les dépenses vont augmenter</text:p>
                </text:list-item>
                <text:list-item>
                  <text:p text:style-name="P6">émet de + en + d’obligations pour compenser le déficit d’entrées</text:p>
                  <text:list>
                    <text:list-item>
                      <text:p text:style-name="P6">→ explosion de la dette jap<text:span text:style-name="T3">onaise</text:span>.</text:p>
                    </text:list-item>
                    <text:list-item>
                      <text:p text:style-name="P7">→ Japon est encore a<text:span text:style-name="T3">ujour</text:span>d’<text:span text:style-name="T3">hui</text:span> un des pays les plus endettés au monde <text:span text:style-name="T4">(</text:span>~<text:span text:style-name="T4">250 % du PIB avant COVID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1T15:19:54.672000000</dc:date>
    <meta:editing-duration>PT1H8M11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104" meta:word-count="929" meta:character-count="5238" meta:non-whitespace-character-count="4489"/>
  </office:meta>
</office:document-meta>
</file>